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to Point-Cloud Processing</text:p>
      <text:p text:style-name="P1">Wyatt Newman</text:p>
      <text:p text:style-name="P1">March, 2015</text:p>
      <text:p text:style-name="P3"/>
      <text:p text:style-name="P3"><text:span text:style-name="T1">Introduction</text:span>: Three-D sensing is increasingly common in robotics. <text:s/>Example sources of 3-D data include tilting or rotating LIDARs, stereo cameras, or structured-light processing, such as the Microsoft Kinect sensor. <text:s/>Each of these sensors has its own virtues and limitations. <text:s/>Rotating LIDAR instruments can require a relatively long acquisition time to achieve reasonable 3-D sampling. <text:s/>The resulting 3-D images can be fairly noisy (on the order of cm, for the Hokuyo). <text:s/>However, such sensors have good range and work outdoors. <text:s/>Stereo vision can be relatively inexpensive, can be high resolution, and can augment range information with color and intensity. <text:s/>However, the range and field of view are restrictive, relative to LIDARs. <text:s/>Further, stereo vision depends on viewing targets that have suitable “texture”, which helps to address the left/right camera pixel correspondence problem for generating disparity maps. <text:s/>The useful range of stereo vision depends on the interocular distance; wider separation between the cameras is required for greater depth range, but this also limits the near range (i.e., making the system far-sighted). <text:s/>On the other hand, optics can be designed over huge variations—from telescopes to microscopes. </text:p>
      <text:p text:style-name="P3"/>
      <text:p text:style-name="P3">The Kinect sensor uses a structured-light source of infra-red, projecting a “speckle” pattern. <text:s/>A single camera detects this projected pattern and interprets range from triangulation, equivalently deducing the shape of illuminated scenes from how the speckle pattern is projected over surfaces. <text:s/>The Kinect camera has surprisingly good performance for its low price. <text:s/>The depth points are “colorized” by associating corresponding data from a 2nd (color) camera. <text:s/>The density of points is high. <text:s/>However, the field of view and the range are limited (optimized for gaming applications), and this device does not work in sunlight.</text:p>
      <text:p text:style-name="P3"/>
      <text:p text:style-name="P3">This document will focus on use of the Kinect sensor and interactions with Rviz, but the principles are applicable to 3D images from other sources.</text:p>
      <text:p text:style-name="P3"/>
      <text:p text:style-name="P3"><text:span text:style-name="T1">Point Clouds:</text:span> <text:s/>There are a variety of representations of 3-D images. <text:s/>Many variations are accommodated with the “PointCloud” definition. <text:s/>(see <text:a xlink:type="simple" xlink:href="http://pointclouds.org/about/">http://pointclouds.org/about/</text:a>). </text:p>
      <text:p text:style-name="P3"/>
      <text:p text:style-name="P3">A point-cloud has a header, with fields for a time stamp and for a reference frame. <text:s/>A point-cloud also has fields for “height,” <text:s/>“width,” and “is_dense.”</text:p>
      <text:p text:style-name="P3"/>
      <text:p text:style-name="P3">One style of representation is to merely list “points” in a random order, where each point has associated data. <text:s/>This is an “unordered” point cloud. <text:s/>Unordered point clouds have a “height” of 1, and a “width” equal to the number of points. <text:s/>Data that originates from a rotating LIDAR typically results in unordered point clouds, since this data is not acquired in a simple raster pattern. <text:s/>Alternatively, stereo cameras and the Kinect camera produce “ordered” point clouds. <text:s/>Points in an <text:span text:style-name="T2">ordered</text:span> point cloud can be accessed by row and column (though index computations are required). <text:s/>The row and column indices of the point-cloud structure correspond to row and column indices of the image plane. <text:s/>At each such [i][j] location, one may find N-dimensional data, e.g. (x,y,z,R,G,B). <text:s/>In contrast to an unordered point cloid, an ordered point cloud can offer computational efficiencies, since points that are close together in [i][j] space are (typically) close together in (x,y,z,R,G,B) space—at least when these points correspond to samples on a smooth patch of surface in the scene.</text:p>
      <text:p text:style-name="P3"/>
      <text:p text:style-name="P3">The “is_dense” field of a point cloud declares whether or not (true/false) every point in the point cloud has valid data. <text:s/>Commonly, sensors provide imperfect results. <text:s/>Stereo vision, for example, typically suffers from inability to resolve the correspondence problem where there is insufficient texture in the scene, and corresponding points lack computable depth. <text:s/>Coordinates for such points may containt “inf” or “NaN” to indicate they are not valid. <text:s/>Such points may be included in the <text:soft-page-break/>point-cloud so as to preserve order in an ordered point cloud, or they may be included in a stream if the sensor is not smart or fast enough to remove such points. <text:s/>If the point cloud is not “dense”, your processing code must test each value for validity.</text:p>
      <text:p text:style-name="P3"/>
      <text:p text:style-name="P3">A point-cloud may be constructed from a single view (e.g., from a robot standing still, staring at a scene). <text:s/>Alternatively a point-cloud may be the result of multiple sensing devices (but with all points transformed to a common reference frame), or possibly from a single sensor moving around in the environment (but, again, with each sensor-data contribution transformed into a common reference frame). <text:s/>If it is known that a range image is acquired from a single viewpoint, this information can be used to help reduce confusion in perceptual processing from occlusions and shadowing.</text:p>
      <text:p text:style-name="P3"/>
      <text:p text:style-name="P3">Point-cloud processing can be demanding of required memory, computation time and bandwidth. <text:s/>A 640x480 image from a Kinect sensor provides over 300k points, each with (x,y,z,R,G,B). <text:s/>Updated at 30Hz, this consumes approximately 300MB/sec of communication bandwidth (transmitting point clouds as ROS messages). <text:s/>Mere seconds of “bagging” such data can rapidly fill files on the order of gigabytes. <text:s/></text:p>
      <text:p text:style-name="P3"/>
      <text:p text:style-name="P3">Because point-cloud processing can be demanding, it is important that algorithms analyzing point clouds are particularly efficient. <text:s/>Algorithms within the “Point Cloud Library” (PCL; see <text:a xlink:type="simple" xlink:href="http://pointclouds.org/">http://pointclouds.org</text:a>) are optimized for efficiency in C++ code. <text:s/>Further, some of the core routines exploit Intel's Streaming SIMD Extensions (SSE), and some of the algorithms exploit multi-core CPU capabilities. <text:s/>Some of the internal computations use the “Eigen” library (see <text:a xlink:type="simple" xlink:href="http://eigen.tuxfamily.org/">http://eigen.tuxfamily.org</text:a>), which performs linear-algebra computations efficiently.</text:p>
      <text:p text:style-name="P3"/>
      <text:p text:style-name="P3">Tutorials on how to use the “Point Cloud Library” can be found at: <text:a xlink:type="simple" xlink:href="http://pointclouds.org/documentation/tutorials/">http://pointclouds.org/documentation/tutorials/</text:a>. <text:s/>Methods within this library are available for a useful variety of point-cloud processing, and all of the source code is openly available.</text:p>
      <text:p text:style-name="P3"/>
      <text:p text:style-name="P3">Since point clouds can be large, it is important to avoid making copies of these. <text:s/>Instead, point clouds are passed to functions via pointers. <text:s/>This provides a significant speed-up, but at the cost of some confusion regarding pointers and pointer dereferencing. <text:s/>It can be helpful to emulate working examples to construct new point-cloud processing code.</text:p>
      <text:p text:style-name="P3"/>
      <text:p text:style-name="P3">Xxx</text:p>
      <text:p text:style-name="P3">*rviz publish points</text:p>
      <text:p text:style-name="P3">*subscribing to pointclouds</text:p>
      <text:p text:style-name="P3">*publishing pointclouds</text:p>
      <text:p text:style-name="P3">*computing a centroid—manually</text:p>
      <text:p text:style-name="P3">*outlier removal</text:p>
      <text:p text:style-name="P3">*computing a surface normal (find the code: <text:a xlink:type="simple" xlink:href="http://pointclouds.org/documentation/tutorials/normal_estimation.php">http://pointclouds.org/documentation/tutorials/normal_estimation.php</text:a></text:p>
      <text:p text:style-name="P3">*transforming data (R'*points)</text:p>
      <text:p text:style-name="P3">*filtering data (z_eps; indices)</text:p>
      <text:p text:style-name="P3">*identifying planes (RANSAC vs selected-point assistance)</text:p>
      <text:p text:style-name="P3">*NEXT: find points of a Coke can (problem set?)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5-03-30T22:20:08</meta:creation-date>
    <dc:date>2015-03-30T23:39:34</dc:date>
    <dc:creator>Wyatt Newman</dc:creator>
    <meta:editing-duration>PT1H4M38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2" meta:paragraph-count="26" meta:word-count="1008" meta:character-count="6769" meta:non-whitespace-character-count="5738"/>
  </office:meta>
</office:document-meta>
</file>